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label</text:p>
          </table:table-cell>
          <table:table-cell table:style-name="ce2" office:value-type="string">
            <text:p>max omhoog (kOhm)</text:p>
          </table:table-cell>
          <table:table-cell table:style-name="ce2" office:value-type="string">
            <text:p>rust (kOhm)</text:p>
          </table:table-cell>
          <table:table-cell table:style-name="ce2" office:value-type="string">
            <text:p>max omlaag (kOhm)</text:p>
          </table:table-cell>
          <table:table-cell table:style-name="ce2"/>
          <table:table-cell table:style-name="ce2" office:value-type="string">
            <text:p>weerstand (kOhm)</text:p>
          </table:table-cell>
          <table:table-cell table:style-name="ce2" office:value-type="string">
            <text:p>min (V)</text:p>
          </table:table-cell>
          <table:table-cell table:style-name="ce2" office:value-type="string">
            <text:p>rust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range (V)</text:p>
          </table:table-cell>
          <table:table-cell table:style-name="ce2" office:value-type="string">
            <text:p>getest</text:p>
          </table:table-cell>
          <table:table-cell office:value-type="string">
            <text:p>pera poort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2]/([.F2]+[.D2])" office:value-type="float" office:value="2.22222222222222">
            <text:p>2.22</text:p>
          </table:table-cell>
          <table:table-cell table:style-name="ce3" table:formula="of:=5*[.F2]/([.F2]+[.C2])" office:value-type="float" office:value="2.91666666666667">
            <text:p>2.92</text:p>
          </table:table-cell>
          <table:table-cell table:style-name="ce3" table:formula="of:=5*[.F2]/([.F2]+[.B2])" office:value-type="float" office:value="3.25581395348837">
            <text:p>3.26</text:p>
          </table:table-cell>
          <table:table-cell table:style-name="ce3" table:formula="of:=[.I2]-[.G2]" office:value-type="float" office:value="1.03359173126615">
            <text:p>1.03</text:p>
          </table:table-cell>
          <table:table-cell office:value-type="string">
            <text:p>ja</text:p>
          </table:table-cell>
          <table:table-cell table:style-name="ce2" office:value-type="float" office:value="17">
            <text:p>17</text:p>
          </table:table-cell>
          <table:table-cell office:value-type="string">
            <text:p>Af en toe kapot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50">
            <text:p>15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3]/([.F3]+[.D3])" office:value-type="float" office:value="2.22222222222222">
            <text:p>2.22</text:p>
          </table:table-cell>
          <table:table-cell table:style-name="ce3" table:formula="of:=5*[.F3]/([.F3]+[.C3])" office:value-type="float" office:value="2.9126213592233">
            <text:p>2.91</text:p>
          </table:table-cell>
          <table:table-cell table:style-name="ce3" table:formula="of:=5*[.F3]/([.F3]+[.B3])" office:value-type="float" office:value="3.33333333333333">
            <text:p>3.33</text:p>
          </table:table-cell>
          <table:table-cell table:style-name="ce3" table:formula="of:=[.I3]-[.G3]" office:value-type="float" office:value="1.11111111111111">
            <text:p>1.11</text:p>
          </table:table-cell>
          <table:table-cell office:value-type="string">
            <text:p>ja</text:p>
          </table:table-cell>
          <table:table-cell table:style-name="ce2" office:value-type="float" office:value="13">
            <text:p>13</text:p>
          </table:table-cell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4]/([.F4]+[.D4])" office:value-type="float" office:value="2.41379310344828">
            <text:p>2.41</text:p>
          </table:table-cell>
          <table:table-cell table:style-name="ce3" table:formula="of:=5*[.F4]/([.F4]+[.C4])" office:value-type="float" office:value="2.91666666666667">
            <text:p>2.92</text:p>
          </table:table-cell>
          <table:table-cell table:style-name="ce3" table:formula="of:=5*[.F4]/([.F4]+[.B4])" office:value-type="float" office:value="3.14606741573034">
            <text:p>3.15</text:p>
          </table:table-cell>
          <table:table-cell table:style-name="ce3" table:formula="of:=[.I4]-[.G4]" office:value-type="float" office:value="0.732274312282061">
            <text:p>0.73</text:p>
          </table:table-cell>
          <table:table-cell office:value-type="string">
            <text:p>ja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0">
            <text:p>110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5]/([.F5]+[.D5])" office:value-type="float" office:value="1.68674698795181">
            <text:p>1.69</text:p>
          </table:table-cell>
          <table:table-cell table:style-name="ce3" table:formula="of:=5*[.F5]/([.F5]+[.C5])" office:value-type="float" office:value="2.71844660194175">
            <text:p>2.72</text:p>
          </table:table-cell>
          <table:table-cell table:style-name="ce3" table:formula="of:=5*[.F5]/([.F5]+[.B5])" office:value-type="float" office:value="2.88659793814433">
            <text:p>2.89</text:p>
          </table:table-cell>
          <table:table-cell table:style-name="ce3" table:formula="of:=[.I5]-[.G5]" office:value-type="float" office:value="1.19985095019252">
            <text:p>1.20</text:p>
          </table:table-cell>
          <table:table-cell office:value-type="string">
            <text:p>ja</text:p>
          </table:table-cell>
          <table:table-cell table:style-name="ce2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6]/([.F6]+[.D6])" office:value-type="float" office:value="2.35714285714286">
            <text:p>2.36</text:p>
          </table:table-cell>
          <table:table-cell table:style-name="ce3" table:formula="of:=5*[.F6]/([.F6]+[.C6])" office:value-type="float" office:value="3">
            <text:p>3.00</text:p>
          </table:table-cell>
          <table:table-cell table:style-name="ce3" table:formula="of:=5*[.F6]/([.F6]+[.B6])" office:value-type="float" office:value="3.11320754716981">
            <text:p>3.11</text:p>
          </table:table-cell>
          <table:table-cell table:style-name="ce3" table:formula="of:=[.I6]-[.G6]" office:value-type="float" office:value="0.756064690026954">
            <text:p>0.76</text:p>
          </table:table-cell>
          <table:table-cell office:value-type="string">
            <text:p>ja</text:p>
          </table:table-cell>
          <table:table-cell table:style-name="ce2" office:value-type="float" office:value="15">
            <text:p>15</text:p>
          </table:table-cell>
          <table:table-cell office:value-type="string">
            <text:p>Af en toe kapot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0">
            <text:p>4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7]/([.F7]+[.D7])" office:value-type="float" office:value="1.07142857142857">
            <text:p>1.07</text:p>
          </table:table-cell>
          <table:table-cell table:style-name="ce3" table:formula="of:=5*[.F7]/([.F7]+[.C7])" office:value-type="float" office:value="2">
            <text:p>2.00</text:p>
          </table:table-cell>
          <table:table-cell table:style-name="ce3" table:formula="of:=5*[.F7]/([.F7]+[.B7])" office:value-type="float" office:value="2.7906976744186">
            <text:p>2.79</text:p>
          </table:table-cell>
          <table:table-cell table:style-name="ce3" table:formula="of:=[.I7]-[.G7]" office:value-type="float" office:value="1.71926910299003">
            <text:p>1.72</text:p>
          </table:table-cell>
          <table:table-cell office:value-type="string">
            <text:p>ja</text:p>
          </table:table-cell>
          <table:table-cell table:style-name="ce2" office:value-type="float" office:value="12">
            <text:p>12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">
            <text:p>62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8]/([.F8]+[.D8])" office:value-type="float" office:value="1.73684210526316">
            <text:p>1.74</text:p>
          </table:table-cell>
          <table:table-cell table:style-name="ce3" table:formula="of:=5*[.F8]/([.F8]+[.C8])" office:value-type="float" office:value="2.61904761904762">
            <text:p>2.62</text:p>
          </table:table-cell>
          <table:table-cell table:style-name="ce3" table:formula="of:=5*[.F8]/([.F8]+[.B8])" office:value-type="float" office:value="2.70491803278689">
            <text:p>2.70</text:p>
          </table:table-cell>
          <table:table-cell table:style-name="ce3" table:formula="of:=[.I8]-[.G8]" office:value-type="float" office:value="0.968075927523727">
            <text:p>0.97</text:p>
          </table:table-cell>
          <table:table-cell office:value-type="string">
            <text:p>ja</text:p>
          </table:table-cell>
          <table:table-cell table:style-name="ce2"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95">
            <text:p>95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9]/([.F9]+[.D9])" office:value-type="float" office:value="1.85430463576159">
            <text:p>1.85</text:p>
          </table:table-cell>
          <table:table-cell table:style-name="ce3" table:formula="of:=5*[.F9]/([.F9]+[.C9])" office:value-type="float" office:value="2.77227722772277">
            <text:p>2.77</text:p>
          </table:table-cell>
          <table:table-cell table:style-name="ce3" table:formula="of:=5*[.F9]/([.F9]+[.B9])" office:value-type="float" office:value="2.88659793814433">
            <text:p>2.89</text:p>
          </table:table-cell>
          <table:table-cell table:style-name="ce3" table:formula="of:=[.I9]-[.G9]" office:value-type="float" office:value="1.03229330238274">
            <text:p>1.0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">
            <text:p>38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0]/([.F10]+[.D10])" office:value-type="float" office:value="2.32394366197183">
            <text:p>2.32</text:p>
          </table:table-cell>
          <table:table-cell table:style-name="ce3" table:formula="of:=5*[.F10]/([.F10]+[.C10])" office:value-type="float" office:value="2.61904761904762">
            <text:p>2.62</text:p>
          </table:table-cell>
          <table:table-cell table:style-name="ce3" table:formula="of:=5*[.F10]/([.F10]+[.B10])" office:value-type="float" office:value="2.75">
            <text:p>2.75</text:p>
          </table:table-cell>
          <table:table-cell table:style-name="ce3" table:formula="of:=[.I10]-[.G10]" office:value-type="float" office:value="0.426056338028169">
            <text:p>0.4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0">
            <text:p>1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11]/([.F11]+[.D11])" office:value-type="float" office:value="2.30769230769231">
            <text:p>2.31</text:p>
          </table:table-cell>
          <table:table-cell table:style-name="ce3" table:formula="of:=5*[.F11]/([.F11]+[.C11])" office:value-type="float" office:value="2.98507462686567">
            <text:p>2.99</text:p>
          </table:table-cell>
          <table:table-cell table:style-name="ce3" table:formula="of:=5*[.F11]/([.F11]+[.B11])" office:value-type="float" office:value="3.03030303030303">
            <text:p>3.03</text:p>
          </table:table-cell>
          <table:table-cell table:style-name="ce3" table:formula="of:=[.I11]-[.G11]" office:value-type="float" office:value="0.722610722610723">
            <text:p>0.72</text:p>
          </table:table-cell>
          <table:table-cell office:value-type="string">
            <text:p>ja</text:p>
          </table:table-cell>
          <table:table-cell table:style-name="ce2"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0">
            <text:p>40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2]/([.F12]+[.D12])" office:value-type="float" office:value="2.26027397260274">
            <text:p>2.26</text:p>
          </table:table-cell>
          <table:table-cell table:style-name="ce3" table:formula="of:=5*[.F12]/([.F12]+[.C12])" office:value-type="float" office:value="2.66129032258064">
            <text:p>2.66</text:p>
          </table:table-cell>
          <table:table-cell table:style-name="ce3" table:formula="of:=5*[.F12]/([.F12]+[.B12])" office:value-type="float" office:value="2.70491803278689">
            <text:p>2.70</text:p>
          </table:table-cell>
          <table:table-cell table:style-name="ce3" table:formula="of:=[.I12]-[.G12]" office:value-type="float" office:value="0.444644060184146">
            <text:p>0.44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99">
            <text:p>99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13]/([.F13]+[.D13])" office:value-type="float" office:value="1.80645161290323">
            <text:p>1.81</text:p>
          </table:table-cell>
          <table:table-cell table:style-name="ce3" table:formula="of:=5*[.F13]/([.F13]+[.C13])" office:value-type="float" office:value="2.74509803921569">
            <text:p>2.75</text:p>
          </table:table-cell>
          <table:table-cell table:style-name="ce3" table:formula="of:=5*[.F13]/([.F13]+[.B13])" office:value-type="float" office:value="2.85714285714286">
            <text:p>2.86</text:p>
          </table:table-cell>
          <table:table-cell table:style-name="ce3" table:formula="of:=[.I13]-[.G13]" office:value-type="float" office:value="1.05069124423963">
            <text:p>1.05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9">
            <text:p>49</text:p>
          </table:table-cell>
          <table:table-cell office:value-type="string">
            <text:p>compleet</text:p>
          </table:table-cell>
          <table:table-cell table:style-name="ce2" office:value-type="float" office:value="22">
            <text:p>22</text:p>
          </table:table-cell>
          <table:table-cell table:style-name="ce3" table:formula="of:=5*[.F14]/([.F14]+[.D14])" office:value-type="float" office:value="1.54929577464789">
            <text:p>1.55</text:p>
          </table:table-cell>
          <table:table-cell table:style-name="ce3" table:formula="of:=5*[.F14]/([.F14]+[.C14])" office:value-type="float" office:value="2.39130434782609">
            <text:p>2.39</text:p>
          </table:table-cell>
          <table:table-cell table:style-name="ce3" table:formula="of:=5*[.F14]/([.F14]+[.B14])" office:value-type="float" office:value="2.55813953488372">
            <text:p>2.56</text:p>
          </table:table-cell>
          <table:table-cell table:style-name="ce3" table:formula="of:=[.I14]-[.G14]" office:value-type="float" office:value="1.00884376023583">
            <text:p>1.01</text:p>
          </table:table-cell>
          <table:table-cell table:number-columns-repeated="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91">
            <text:p>91</text:p>
          </table:table-cell>
          <table:table-cell office:value-type="string">
            <text:p>compleet</text:p>
          </table:table-cell>
          <table:table-cell table:style-name="ce2" office:value-type="float" office:value="22">
            <text:p>22</text:p>
          </table:table-cell>
          <table:table-cell table:style-name="ce3" table:formula="of:=5*[.F15]/([.F15]+[.D15])" office:value-type="float" office:value="0.973451327433628">
            <text:p>0.97</text:p>
          </table:table-cell>
          <table:table-cell table:style-name="ce3" table:formula="of:=5*[.F15]/([.F15]+[.C15])" office:value-type="float" office:value="2.24489795918367">
            <text:p>2.24</text:p>
          </table:table-cell>
          <table:table-cell table:style-name="ce3" table:formula="of:=5*[.F15]/([.F15]+[.B15])" office:value-type="float" office:value="2.5">
            <text:p>2.50</text:p>
          </table:table-cell>
          <table:table-cell table:style-name="ce3" table:formula="of:=[.I15]-[.G15]" office:value-type="float" office:value="1.52654867256637">
            <text:p>1.53</text:p>
          </table:table-cell>
          <table:table-cell table:number-columns-repeated="3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office:value-type="string">
            <text:p>compleet, xl</text:p>
          </table:table-cell>
          <table:table-cell table:style-name="ce2" office:value-type="float" office:value="8">
            <text:p>8</text:p>
          </table:table-cell>
          <table:table-cell table:style-name="ce3" table:formula="of:=5*[.F16]/([.F16]+[.D16])" office:value-type="float" office:value="1">
            <text:p>1.00</text:p>
          </table:table-cell>
          <table:table-cell table:style-name="ce3" table:formula="of:=5*[.F16]/([.F16]+[.C16])" office:value-type="float" office:value="2.22222222222222">
            <text:p>2.22</text:p>
          </table:table-cell>
          <table:table-cell table:style-name="ce3" table:formula="of:=5*[.F16]/([.F16]+[.B16])" office:value-type="float" office:value="2.5">
            <text:p>2.50</text:p>
          </table:table-cell>
          <table:table-cell table:style-name="ce3" table:formula="of:=[.I16]-[.G16]" office:value-type="float" office:value="1.5">
            <text:p>1.50</text:p>
          </table:table-cell>
          <table:table-cell table:number-columns-repeated="3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office:value-type="string">
            <text:p>compleet, xl</text:p>
          </table:table-cell>
          <table:table-cell table:style-name="ce2" office:value-type="float" office:value="8">
            <text:p>8</text:p>
          </table:table-cell>
          <table:table-cell table:style-name="ce3" table:formula="of:=5*[.F17]/([.F17]+[.D17])" office:value-type="float" office:value="1.33333333333333">
            <text:p>1.33</text:p>
          </table:table-cell>
          <table:table-cell table:style-name="ce3" table:formula="of:=5*[.F17]/([.F17]+[.C17])" office:value-type="float" office:value="2.35294117647059">
            <text:p>2.35</text:p>
          </table:table-cell>
          <table:table-cell table:style-name="ce3" table:formula="of:=5*[.F17]/([.F17]+[.B17])" office:value-type="float" office:value="2.66666666666667">
            <text:p>2.67</text:p>
          </table:table-cell>
          <table:table-cell table:style-name="ce3" table:formula="of:=[.I17]-[.G17]" office:value-type="float" office:value="1.33333333333333">
            <text:p>1.33</text:p>
          </table:table-cell>
          <table:table-cell table:number-columns-repeated="3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 office:value-type="string">
            <text:p>compleet, xl</text:p>
          </table:table-cell>
          <table:table-cell table:style-name="ce2" office:value-type="float" office:value="8">
            <text:p>8</text:p>
          </table:table-cell>
          <table:table-cell table:style-name="ce3" table:formula="of:=5*[.F18]/([.F18]+[.D18])" office:value-type="float" office:value="1.14285714285714">
            <text:p>1.14</text:p>
          </table:table-cell>
          <table:table-cell table:style-name="ce3" table:formula="of:=5*[.F18]/([.F18]+[.C18])" office:value-type="float" office:value="2.5">
            <text:p>2.50</text:p>
          </table:table-cell>
          <table:table-cell table:style-name="ce3" table:formula="of:=5*[.F18]/([.F18]+[.B18])" office:value-type="float" office:value="2.66666666666667">
            <text:p>2.67</text:p>
          </table:table-cell>
          <table:table-cell table:style-name="ce3" table:formula="of:=[.I18]-[.G18]" office:value-type="float" office:value="1.52380952380952">
            <text:p>1.52</text:p>
          </table:table-cell>
          <table:table-cell table:number-columns-repeated="3"/>
        </table:table-row>
        <table:table-row table:style-name="ro4">
          <table:table-cell table:style-name="ce1" office:value-type="float" office:value="18">
            <text:p>18</text:p>
          </table:table-cell>
          <table:table-cell table:number-columns-repeated="3"/>
          <table:table-cell/>
          <table:table-cell/>
          <table:table-cell table:style-name="ce3" table:formula="of:=5*[.F19]/([.F19]+[.D19])" office:value-type="float" office:value="0">
            <text:p>#DIV/0!</text:p>
          </table:table-cell>
          <table:table-cell table:style-name="ce3" table:formula="of:=5*[.F19]/([.F19]+[.C19])" office:value-type="float" office:value="0">
            <text:p>#DIV/0!</text:p>
          </table:table-cell>
          <table:table-cell table:style-name="ce3" table:formula="of:=5*[.F19]/([.F19]+[.B19])" office:value-type="float" office:value="0">
            <text:p>#DIV/0!</text:p>
          </table:table-cell>
          <table:table-cell table:style-name="ce3" table:formula="of:=[.I19]-[.G19]" office:value-type="float" office:value="0">
            <text:p>#DIV/0!</text:p>
          </table:table-cell>
          <table:table-cell table:number-columns-repeated="3"/>
        </table:table-row>
        <table:table-row table:style-name="ro4" table:number-rows-repeated="2"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4" table:number-columns-repeated="3"/>
          <table:table-cell table:number-columns-repeated="4"/>
        </table:table-row>
        <table:table-row table:style-name="ro4" table:number-rows-repeated="104855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09T20:01:47</dc:date>
    <dc:creator>amigo </dc:creator>
    <meta:editing-duration>PT8H48M53S</meta:editing-duration>
    <meta:editing-cycles>26</meta:editing-cycles>
    <meta:generator>LibreOffice/3.5$Linux_X86_64 LibreOffice_project/350m1$Build-2</meta:generator>
    <meta:document-statistic meta:table-count="3" meta:cell-count="217" meta:object-count="0"/>
  </office:meta>
</office:document-meta>
</file>